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T1" style:family="text">
      <style:text-properties fo:color="#0000ff"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Chat Transcript<text:line-break/>Between IB(Anthony W) and lukas1422(U6911572)</text:span></text:h>
      <text:p text:style-name="P2">Started at:  Wed, 22 May 2019 01:33:54 GMT</text:p>
      <text:p text:style-name="Horizontal_20_Line"/>
      <text:p text:style-name="Text_20_body"><text:span text:style-name="Strong_20_Emphasis">ChatSys: </text:span>This chat is associated with ticket #646178. Please record this number for use in future inquiries. You are currently in room 'General Assistance'.</text:p>
      <text:p text:style-name="Text_20_body"><text:span text:style-name="Strong_20_Emphasis">lukas1422: </text:span>MYM contract not available</text:p>
      <text:p text:style-name="Text_20_body"><text:span text:style-name="Strong_20_Emphasis">Isaac C: </text:span>Hello, this is 'Isaac C'. Please allow me a moment to read the question you submitted to iBot and I'll respond to you shortly.</text:p>
      <text:p text:style-name="Text_20_body"><text:span text:style-name="Strong_20_Emphasis">lukas1422: </text:span>why is MYM contract not available?</text:p>
      <text:p text:style-name="Text_20_body">MES MNQ M2K are avaiable</text:p>
      <text:p text:style-name="Text_20_body">globex</text:p>
      <text:p text:style-name="Text_20_body"><text:span text:style-name="Strong_20_Emphasis">Isaac C: </text:span>I am able to locate MYM. The contract is available</text:p>
      <text:p text:style-name="Text_20_body">May I know what error you see on screen</text:p>
      <text:p text:style-name="Text_20_body"><text:span text:style-name="Strong_20_Emphasis">lukas1422: </text:span>i checked in product listings its not there</text:p>
      <text:p text:style-name="Text_20_body">and i cannot request historical data thru the API</text:p>
      <text:p text:style-name="Text_20_body"><text:span text:style-name="Strong_20_Emphasis">Isaac C: </text:span>API historical data will need API team to review. but MYM is already on our platform and trading which you should testify on the trading platform</text:p>
      <text:p text:style-name="Text_20_body"><text:span text:style-name="Strong_20_Emphasis">lukas1422: </text:span>ok issac, please transfer me to API team</text:p>
      <text:p text:style-name="Text_20_body">thanks</text:p>
      <text:p text:style-name="Text_20_body"><text:span text:style-name="Strong_20_Emphasis">ChatSys: </text:span>Transferring chat from room 'General Assistance' to 'Technical Assistance'. A Customer Service Rep will join the chat shortly.</text:p>
      <text:p text:style-name="Text_20_body">User 'Anthony W' has joined the chat.</text:p>
      <text:p text:style-name="Text_20_body"><text:span text:style-name="Strong_20_Emphasis">Anthony W: </text:span>Hello, this is 'Anthony W'. Please allow me a moment to read the transcript of your chat thus far and I'll assist you shortly.</text:p>
      <text:p text:style-name="Text_20_body">may I know are you able to view the Chart in TWS for MYM ?</text:p>
      <text:p text:style-name="Text_20_body"><text:span text:style-name="Strong_20_Emphasis">lukas1422: </text:span>i dont know, i cant run it since my API is on</text:p>
      <text:p text:style-name="Text_20_body">is this product available in system?</text:p>
      <text:p text:style-name="Text_20_body"><text:span text:style-name="Strong_20_Emphasis">Anthony W: </text:span>may I know what's the parameter that you used ?</text:p>
      <text:p text:style-name="Text_20_body"><text:span text:style-name="Strong_20_Emphasis">lukas1422: </text:span>i couldnt find it in the product listing</text:p>
      <text:p text:style-name="Text_20_body">public static Contract getMYM() { Contract ct = new Contract(); ct.symbol("MYM"); ct.exchange("GLOBEX"); ct.secType(Types.SecType.CONTFUT); ct.currency("USD"); return ct; }</text:p>
      <text:p text:style-name="Text_20_body"><text:soft-page-break/><text:span text:style-name="Strong_20_Emphasis">Anthony W: </text:span>please try to use ECBOT as exchange</text:p>
      <text:p text:style-name="Text_20_body"><text:span text:style-name="Strong_20_Emphasis">lukas1422: </text:span>this is not globex??</text:p>
      <text:p text:style-name="Text_20_body">i tried. it just hangs there</text:p>
      <text:p text:style-name="Text_20_body"><text:span text:style-name="Strong_20_Emphasis">Anthony W: </text:span>per TWS description the parameter of exchange is ECBOT</text:p>
      <text:p text:style-name="Text_20_body">what is your duration and bar size ?</text:p>
      <text:p text:style-name="Text_20_body"><text:span text:style-name="Strong_20_Emphasis">lukas1422: </text:span>200, Types.BarSize._1_day);</text:p>
      <text:p text:style-name="Text_20_body">nothing is being returned</text:p>
      <text:p text:style-name="Text_20_body">MES MNQ M2K were introduced together with MYM, theres no reason that the exchange is not globex and the process of retrieval of historical data should not be different</text:p>
      <text:p text:style-name="Text_20_body">can you investigate something else. I am not getting any historical data for MNQ either because historical data farm is inactive</text:p>
      <text:p text:style-name="Text_20_body">when i request for historical data, it should activate historical data farm, right?</text:p>
      <text:p text:style-name="Text_20_body"><text:span text:style-name="Strong_20_Emphasis">Anthony W: </text:span>for MYM, the headtimestamp is May 6, so you would not be able to get data prior May 6 2019</text:p>
      <text:p text:style-name="Text_20_body">for MNQ the headtimestamp is also 20190506</text:p>
      <text:p text:style-name="Text_20_body"><text:span text:style-name="Strong_20_Emphasis">lukas1422: </text:span>can you look at my second question? its more important</text:p>
      <text:p text:style-name="Text_20_body">historical data farm sometimes is inactive and im not getting anything from API</text:p>
      <text:p text:style-name="Text_20_body">it just hangs there without returning anything</text:p>
      <text:p text:style-name="Text_20_body"><text:span text:style-name="Strong_20_Emphasis">Anthony W: </text:span>for investigation, I would need to take a look at your API log</text:p>
      <text:p text:style-name="Text_20_body">can you please go to Settings --&gt; Configure --&gt; API --&gt; Settings --&gt; Logging Level (Detail) and check the box Create API message log file</text:p>
      <text:p text:style-name="Text_20_body">once you done that, please make the request again if the historical farm doesn't turn on, please press Ctrl + Alt + Q to send in your log file and screenshots</text:p>
      <text:p text:style-name="Text_20_body"><text:span text:style-name="Strong_20_Emphasis">lukas1422: </text:span>when i submit it, i get the popup "diagnostics failed to be submitted"</text:p>
      <text:p text:style-name="Text_20_body">any other way i can send the logs to you?</text:p>
      <text:p text:style-name="Text_20_body"><text:span text:style-name="Strong_20_Emphasis">Anthony W: </text:span>may I know are you using lukas1422 to login to IB Gateway at the moment ?</text:p>
      <text:p text:style-name="Text_20_body"><text:span text:style-name="Strong_20_Emphasis">lukas1422: </text:span>yes</text:p>
      <text:p text:style-name="Text_20_body"><text:span text:style-name="Strong_20_Emphasis">Anthony W: </text:span>I just sent a request to you, please press Grant</text:p>
      <text:p text:style-name="Text_20_body"><text:span text:style-name="Strong_20_Emphasis">lukas1422: </text:span>granted</text:p>
      <text:p text:style-name="Text_20_body"><text:span text:style-name="Strong_20_Emphasis">Anthony W: </text:span>does it say successfully upload ?</text:p>
      <text:p text:style-name="Text_20_body"><text:span text:style-name="Strong_20_Emphasis">lukas1422: </text:span>no</text:p>
      <text:p text:style-name="Text_20_body"><text:soft-page-break/>im currently based in china</text:p>
      <text:p text:style-name="Text_20_body">so it might be due to the wall</text:p>
      <text:p text:style-name="Text_20_body"><text:span text:style-name="Strong_20_Emphasis">Anthony W: </text:span>in this case, you might need to send in your gateway log by exporting it out</text:p>
      <text:p text:style-name="Text_20_body">and e-mail it to us</text:p>
      <text:p text:style-name="Text_20_body"><text:span text:style-name="Strong_20_Emphasis">lukas1422: </text:span>how ?</text:p>
      <text:p text:style-name="Text_20_body"><text:span text:style-name="Strong_20_Emphasis">ChatSys: </text:span>We are experiencing a technical problem communicating with the Customer Service Rep. You will be informed as soon as the communication channel has been restored.</text:p>
      <text:p text:style-name="Text_20_body">Your session is being restored, the CSR will be with shortly.</text:p>
      <text:p text:style-name="Text_20_body"><text:span text:style-name="Strong_20_Emphasis">Anthony W: </text:span>in IB Gateway go to File --&gt; Gateway Log --&gt; Choose today's date --&gt; Export Today Logs</text:p>
      <text:p text:style-name="Text_20_body"><text:span text:style-name="Strong_20_Emphasis">lukas1422: </text:span>let me know the email address</text:p>
      <text:p text:style-name="Text_20_body"><text:span text:style-name="Strong_20_Emphasis">ChatSys: </text:span>The connection has been re-established successfully. You can continue communicating with the Customer Service Rep.</text:p>
      <text:p text:style-name="Text_20_body"><text:span text:style-name="Strong_20_Emphasis">Anthony W: </text:span><text:a xlink:type="simple" xlink:href="mailto:tac@ibkr.com" text:style-name="Internet_20_link" text:visited-style-name="Visited_20_Internet_20_Link"><text:span text:style-name="T1">tac@ibkr.com</text:span></text:a></text:p>
      <text:p text:style-name="Text_20_body">let me know once you send the log</text:p>
      <text:p text:style-name="Text_20_body"><text:span text:style-name="Strong_20_Emphasis">lukas1422: </text:span>ok</text:p>
      <text:p text:style-name="Text_20_body">doing it</text:p>
      <text:p text:style-name="Text_20_body">there are two problems.</text:p>
      <text:p text:style-name="Text_20_body">When I click on Export logs, the "view logs" screen freezes and the file being exported keeps increasing in size.</text:p>
      <text:p text:style-name="Text_20_body"><text:span text:style-name="Strong_20_Emphasis">Anthony W: </text:span>yes, because your API is still running</text:p>
      <text:p text:style-name="Text_20_body"><text:span text:style-name="Strong_20_Emphasis">lukas1422: </text:span>Second problem, after i restarted IB Gateway, historical data is working (no longer inactive), however, it goes inactive after a period of usage</text:p>
      <text:p text:style-name="Text_20_body"><text:span text:style-name="Strong_20_Emphasis">Anthony W: </text:span>I would suggest you to export the log instead of view the log</text:p>
      <text:p text:style-name="Text_20_body"><text:span text:style-name="Strong_20_Emphasis">lukas1422: </text:span>i just closed all APIs, IB Gateway still stuck</text:p>
      <text:p text:style-name="Text_20_body"><text:span text:style-name="Strong_20_Emphasis">Anthony W: </text:span>I suspect your log is very large</text:p>
      <text:p text:style-name="Text_20_body">can you press Ctrl + Alt + U to find your log location</text:p>
      <text:p text:style-name="Text_20_body">then go to the location of the log</text:p>
      <text:p text:style-name="Text_20_body">take a look at the size of the log</text:p>
      <text:p text:style-name="Text_20_body"><text:span text:style-name="Strong_20_Emphasis">lukas1422: </text:span>its stuck when i click on "export today logs"</text:p>
      <text:p text:style-name="Text_20_body">and i haven't started any API</text:p>
      <text:p text:style-name="Text_20_body"><text:soft-page-break/>i have killed the ibgateway three times</text:p>
      <text:p text:style-name="Text_20_body">it wont let me export logs</text:p>
      <text:p text:style-name="Text_20_body">i think its way too big</text:p>
      <text:p text:style-name="Text_20_body"><text:span text:style-name="Strong_20_Emphasis">Anthony W: </text:span>that might be the case</text:p>
      <text:p text:style-name="Text_20_body">but after your restart does your API works normally ?</text:p>
      <text:p text:style-name="Text_20_body"><text:span text:style-name="Strong_20_Emphasis">lukas1422: </text:span>yes</text:p>
      <text:p text:style-name="Text_20_body">the only problem is historical data farm goes inactive and unable to be revived by API</text:p>
      <text:p text:style-name="Text_20_body">this happens randomly</text:p>
      <text:p text:style-name="Text_20_body">i understand that historical farm goes inactive when i dont use it constantly</text:p>
      <text:p text:style-name="Text_20_body">but by design it should be reactivated upon request, right?</text:p>
      <text:p text:style-name="Text_20_body"><text:span text:style-name="Strong_20_Emphasis">Anthony W: </text:span>I am testing it at the moment, it doesn't seems to happen on my IB Gateway at all</text:p>
      <text:p text:style-name="Text_20_body"><text:span text:style-name="Strong_20_Emphasis">lukas1422: </text:span>thats because you are constantly using it</text:p>
      <text:p text:style-name="Text_20_body">the problem happens when historical data farm is not being used and goes into a stagnant state</text:p>
      <text:p text:style-name="Text_20_body"><text:span text:style-name="Strong_20_Emphasis">Anthony W: </text:span>I have wait until the historical farm to be inactive then make another request</text:p>
      <text:p text:style-name="Text_20_body"><text:span text:style-name="Strong_20_Emphasis">lukas1422: </text:span>where are u based</text:p>
      <text:p text:style-name="Text_20_body"><text:span text:style-name="Strong_20_Emphasis">Anthony W: </text:span>it would become active once I make a historical data request</text:p>
      <text:p text:style-name="Text_20_body">Hong Kong</text:p>
      <text:p text:style-name="Text_20_body"><text:span text:style-name="Strong_20_Emphasis">lukas1422: </text:span>r u on linux system?</text:p>
      <text:p text:style-name="Text_20_body"><text:span text:style-name="Strong_20_Emphasis">Anthony W: </text:span>I have linux and Windows</text:p>
      <text:p text:style-name="Text_20_body"><text:span text:style-name="Strong_20_Emphasis">lukas1422: </text:span>im using ib gateway 976</text:p>
      <text:p text:style-name="Text_20_body"><text:span text:style-name="Strong_20_Emphasis">Anthony W: </text:span>me too</text:p>
      <text:p text:style-name="Text_20_body"><text:span text:style-name="Strong_20_Emphasis">lukas1422: </text:span>latest version</text:p>
      <text:p text:style-name="Text_20_body"><text:span text:style-name="Strong_20_Emphasis">Anthony W: </text:span>yes, I am using Latest also</text:p>
      <text:p text:style-name="Text_20_body"><text:span text:style-name="Strong_20_Emphasis">lukas1422: </text:span>when API is running overnight, i also noticed the stagnation of historical data farm</text:p>
      <text:p text:style-name="Text_20_body">sometimes it will go back up, but the behavior is entirely unpredictable</text:p>
      <text:p text:style-name="Text_20_body"><text:span text:style-name="Strong_20_Emphasis">Anthony W: </text:span>did you set the auto restart for IB Gateway ?</text:p>
      <text:p text:style-name="Text_20_body">IB Gateway would need to restart daily</text:p>
      <text:p text:style-name="Text_20_body"><text:span text:style-name="Strong_20_Emphasis">lukas1422: </text:span>yea i set it to restart at 7am HKT</text:p>
      <text:p text:style-name="Text_20_body">how long does take for historical data farm to become inactive?</text:p>
      <text:p text:style-name="Text_20_body"><text:span text:style-name="Strong_20_Emphasis">Anthony W: </text:span>it depends on the server availability</text:p>
      <text:p text:style-name="Text_20_body"><text:soft-page-break/><text:span text:style-name="Strong_20_Emphasis">lukas1422: </text:span>whats the expected behavior when it becomes inactive? should a historical data request revive it?</text:p>
      <text:p text:style-name="Text_20_body">is it possible my EClient class file is outdated?</text:p>
      <text:p text:style-name="Text_20_body"><text:span text:style-name="Strong_20_Emphasis">Anthony W: </text:span>once it become inactive IB Gateway would send a message saying it is inactive</text:p>
      <text:p text:style-name="Text_20_body">after you can make another historical data request and the historical data farm should become active</text:p>
      <text:p text:style-name="Text_20_body"><text:span text:style-name="Strong_20_Emphasis">lukas1422: </text:span>i know, i get that message. Error code 2107 errormsg HMDS data farm connection is inactive but should be available upon demand.ushmds.nj</text:p>
      <text:p text:style-name="Text_20_body">correct?</text:p>
      <text:p text:style-name="Text_20_body"><text:span text:style-name="Strong_20_Emphasis">Anthony W: </text:span>that's right</text:p>
      <text:p text:style-name="Text_20_body"><text:span text:style-name="Strong_20_Emphasis">lukas1422: </text:span>thats the problem, its not consistently becoming available upon demand</text:p>
      <text:p text:style-name="Text_20_body"><text:span text:style-name="Strong_20_Emphasis">Anthony W: </text:span>at the moment, I am not able to replicate it</text:p>
      <text:p text:style-name="Text_20_body">I would suggest you to gather the IB Gateway log, so we can investigate on it</text:p>
      <text:p text:style-name="Text_20_body"><text:span text:style-name="Strong_20_Emphasis">lukas1422: </text:span>my logs are too way large</text:p>
      <text:p text:style-name="Text_20_body">in the order GB</text:p>
      <text:p text:style-name="Text_20_body">how can i send it</text:p>
      <text:p text:style-name="Text_20_body"><text:span text:style-name="Strong_20_Emphasis">Anthony W: </text:span>I would suggest you to find the timeframe it happen and copy out the slot of the log</text:p>
      <text:p text:style-name="Text_20_body"><text:span text:style-name="Strong_20_Emphasis">lukas1422: </text:span>everytime i try to export it, IBGateway dies</text:p>
      <text:p text:style-name="Text_20_body">i cant even get a hold of the file</text:p>
      <text:p text:style-name="Text_20_body">is it related to which version of API?</text:p>
      <text:p text:style-name="Text_20_body">which version of API are you using</text:p>
      <text:p text:style-name="Text_20_body"><text:span text:style-name="Strong_20_Emphasis">Anthony W: </text:span>I am using the latest version also</text:p>
      <text:p text:style-name="Text_20_body"><text:span text:style-name="Strong_20_Emphasis">lukas1422: </text:span>can you let me know the version</text:p>
      <text:p text:style-name="Text_20_body">mine is from 2015</text:p>
      <text:p text:style-name="Text_20_body">im afraid that internals of EClient has changed</text:p>
      <text:p text:style-name="Text_20_body"><text:span text:style-name="Strong_20_Emphasis">Anthony W: </text:span>if it hang, you can go to Configure --&gt; Settings --&gt; Configuration --&gt; General and increate the memory allocation (in MB)</text:p>
      <text:p text:style-name="Text_20_body">the max size is 4096</text:p>
      <text:p text:style-name="Text_20_body">EClient has changed a lot since 2015</text:p>
      <text:p text:style-name="Text_20_body"><text:span text:style-name="Strong_20_Emphasis">lukas1422: </text:span>o</text:p>
      <text:p text:style-name="Text_20_body">let me use the new one</text:p>
      <text:p text:style-name="Text_20_body">are you using stable or latest</text:p>
      <text:p text:style-name="Text_20_body"><text:soft-page-break/><text:span text:style-name="Strong_20_Emphasis">Anthony W: </text:span>Latest</text:p>
      <text:p text:style-name="Text_20_body"><text:span text:style-name="Strong_20_Emphasis">lukas1422: </text:span>is it possible that the outdated internals of EClient is causing problems</text:p>
      <text:p text:style-name="Text_20_body"><text:span text:style-name="Strong_20_Emphasis">Anthony W: </text:span>I haven't compare the Eclient from the previous version</text:p>
      <text:p text:style-name="Text_20_body">so I would not kow</text:p>
      <text:p text:style-name="Text_20_body">know*</text:p>
      <text:p text:style-name="Text_20_body"><text:span text:style-name="Strong_20_Emphasis">lukas1422: </text:span>does IB recommend users to use the latest API?</text:p>
      <text:p text:style-name="Text_20_body">mine has always worked so I never needed to change to the newest API</text:p>
      <text:p text:style-name="Text_20_body"><text:span text:style-name="Strong_20_Emphasis">Anthony W: </text:span>we always use the latest version</text:p>
      <text:p text:style-name="Text_20_body"><text:span text:style-name="Strong_20_Emphasis">lukas1422: </text:span>ok thats one thing i will do .. change to the latest version</text:p>
      <text:p text:style-name="Text_20_body">also, i have changed the max mem to 4G</text:p>
      <text:p text:style-name="Text_20_body">the exporting is taking FOREVER</text:p>
      <text:p text:style-name="Text_20_body">for each second i have hundreds of lines</text:p>
      <text:p text:style-name="Text_20_body">imagine how big the file would be...</text:p>
      <text:p text:style-name="Text_20_body">actually. do you know a way to delete all the logs so my log file would be small so i can easily isolate it and export it</text:p>
      <text:p text:style-name="Text_20_body">currently. i cannot export anything. it just gets stuck</text:p>
      <text:p text:style-name="Text_20_body"><text:span text:style-name="Strong_20_Emphasis">Anthony W: </text:span>the location of the path would be pressing Ctrl + Alt + U in IB Gateway</text:p>
      <text:p text:style-name="Text_20_body">then you would need to go to the path and look for the file name ibgateway.(dates).(numbers).aaa.ibgzenc and ibateway.(date).(numbers).aaa.gz.ibenc</text:p>
      <text:p text:style-name="Text_20_body">and delete those file</text:p>
      <text:p text:style-name="Text_20_body"><text:span text:style-name="Strong_20_Emphasis">lukas1422: </text:span>my log file is 2.1 G</text:p>
      <text:p text:style-name="Text_20_body">i succcessfully exported it...but i cant open it</text:p>
      <text:p text:style-name="Text_20_body"><text:span text:style-name="Strong_20_Emphasis">Anthony W: </text:span>once you export it, it should be in txt file</text:p>
      <text:p text:style-name="Text_20_body"><text:span text:style-name="Strong_20_Emphasis">lukas1422: </text:span>i have deleted all the gateway files</text:p>
      <text:p text:style-name="Text_20_body">does it automatically start accumulating new logs?</text:p>
      <text:p text:style-name="Text_20_body"><text:span text:style-name="Strong_20_Emphasis">Anthony W: </text:span>that's correct</text:p>
      <text:p text:style-name="Text_20_body"><text:span text:style-name="Strong_20_Emphasis">lukas1422: </text:span>i will try to replicate the problem and mail you the logs</text:p>
      <text:p text:style-name="Text_20_body">at the same time i will try the latest API to see if the issue reappears</text:p>
      <text:p text:style-name="Text_20_body">thats it for now</text:p>
      <text:p text:style-name="Text_20_body">thanks !</text:p>
      <text:p text:style-name="Text_20_body"><text:soft-page-break/><text:span text:style-name="Strong_20_Emphasis">Anthony W: </text:span>thank you for using IBKR</text:p>
      <text:p text:style-name="Text_20_body">I hope you have a wonderful day</text:p>
      <text:p text:style-name="Text_20_body"><text:span text:style-name="Strong_20_Emphasis">lukas1422: </text:span>you too</text:p>
      <text:p text:style-name="Text_20_body"><text:span text:style-name="Strong_20_Emphasis">Anthony W: </text:span>thank you</text:p>
      <text:p text:style-name="Text_20_body"><text:span text:style-name="Strong_20_Emphasis">ChatSys: </text:span>This chat is being terminated on customer request.</text:p>
      <text:p text:style-name="Horizontal_20_Line"/>
      <text:p text:style-name="P1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1:01:15.300862698</meta:creation-date>
    <dc:date>2019-05-22T11:01:52.281347069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7" meta:paragraph-count="167" meta:word-count="1708" meta:character-count="9335" meta:non-whitespace-character-count="7803"/>
  </office:meta>
</office:document-meta>
</file>